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T Sans" svg:font-family="'PT Sans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fe646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1c0d2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2pt" fo:font-weight="bold" officeooo:rsid="001f2862" officeooo:paragraph-rsid="001f286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erif" fo:font-size="12pt" officeooo:rsid="001f2862" officeooo:paragraph-rsid="001f2862" style:font-size-asian="10.5pt" style:font-size-complex="12pt"/>
    </style:style>
    <style:style style:name="T1" style:family="text">
      <style:text-properties fo:font-variant="normal" fo:text-transform="none" fo:color="#333333" loext:opacity="100%" style:font-name="PT Sans" fo:font-size="1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PT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1fe646" style:font-size-asian="12pt" style:font-size-complex="12pt"/>
    </style:style>
    <style:style style:name="T4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21c0d2" style:font-size-asian="12pt" style:font-size-complex="12pt"/>
    </style:style>
    <style:style style:name="T5" style:family="text">
      <style:text-properties fo:font-variant="normal" fo:text-transform="none" fo:color="#333333" loext:opacity="100%" style:font-name="PT Sans" fo:font-size="12pt" fo:letter-spacing="normal" fo:font-style="normal" fo:font-weight="normal" officeooo:rsid="0021c0d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33" loext:opacity="100%" style:font-name="PT Sans" fo:font-size="12pt" fo:letter-spacing="normal" fo:font-style="normal" fo:font-weight="bold" officeooo:rsid="0021c0d2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loext:opacity="100%" style:font-name="PT Sans" fo:font-size="12pt" fo:letter-spacing="normal" fo:language="en" fo:country="US" fo:font-style="normal" fo:font-weight="normal" officeooo:rsid="0021c0d2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333333" loext:opacity="100%" style:font-name="PT Sans" fo:font-size="12pt" fo:letter-spacing="normal" fo:language="ru" fo:country="RU" fo:font-style="normal" fo:font-weight="normal" officeooo:rsid="0021c0d2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33333" loext:opacity="100%" fo:letter-spacing="normal" fo:font-style="normal"/>
    </style:style>
    <style:style style:name="T10" style:family="text">
      <style:text-properties fo:font-variant="normal" fo:text-transform="none" fo:color="#333333" loext:opacity="100%" fo:letter-spacing="normal" fo:font-style="normal" fo:font-weight="normal"/>
    </style:style>
    <style:style style:name="T11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2862" style:font-size-asian="10.5pt" style:font-size-complex="12pt"/>
    </style:style>
    <style:style style:name="T12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2862" style:font-size-asian="12pt" style:font-size-complex="12pt"/>
    </style:style>
    <style:style style:name="T13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fe646" style:font-size-asian="12pt" style:font-size-complex="12pt"/>
    </style:style>
    <style:style style:name="T1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/></text:p>
      <text:p text:style-name="P4"><text:span text:style-name="T9"><text:s text:c="25"/>О возможности получения бесплатной медицинской помощи</text:span></text:p>
      <text:p text:style-name="P1"><text:span text:style-name="T1"/></text:p>
      <text:p text:style-name="P1"><text:span text:style-name="T1"/></text:p>
      <text:p text:style-name="P5"><text:span text:style-name="T10">В соответствии со статьёй 41 Конституции Российской Федерации каждый гражданин имеет право на охрану здоровья и бесплатную медицинскую помощь, оказываемую в гарантированном объёме без взимания платы в соответствии с Программой государственных гарантий бесплатного оказания гражданам медицинской помощи, ежегодно утверждаемой Правительством Российской Федерации.</text:span></text:p>
      <text:p text:style-name="P2"><text:span text:style-name="T11"><text:s/></text:span><text:span text:style-name="T12">Программа государственных гарантий бесплатного оказания гражданам медицинской помощи на 2023год в Российской Федерации утверждена Постановлением Правительства РФ от </text:span><text:span text:style-name="T13">29.12.2022г. №2497 «О Программе государственных гарантий бесплатного оказания <text:s/>гражданам медицинской помощи на 2023 год и на плановый период 2024 и 2025 годов», в Чувашской Республике утверждена </text:span><text:span text:style-name="T2">Постановление</text:span><text:span text:style-name="T3">м</text:span><text:span text:style-name="T2"> Кабинета Министров Чувашской Республики от 30.12.2022 №788</text:span><text:span text:style-name="T14"><text:line-break/></text:span><text:span text:style-name="T2">"О Программе государственных гарантий бесплатного оказания гражданам в Чувашской Республике медицинской помощи на 2023 год и на плановый период 2024 и 2025 годов" </text:span><text:span text:style-name="T3">(далее- Программа государственных гарантий).</text:span></text:p>
      <text:p text:style-name="P2"><text:span text:style-name="T3"><text:s text:c="4"/></text:span><text:span text:style-name="T4">Бесплатная медицинская помощь оказывается в медицинских организациях, участвующих в реализации Программы государственных гарантий, включённых в реестр медицинских организаций, осуществляющих деятельность в сфере обязательного медицинского страхования.</text:span></text:p>
      <text:p text:style-name="P2"><text:span text:style-name="T4"><text:s text:c="5"/></text:span><text:span text:style-name="T6">ООО «Волга- Дент» в реализации Программы государственных гарантий не участвует.</text:span></text:p>
      <text:p text:style-name="P2"><text:span text:style-name="T6"><text:s text:c="5"/></text:span><text:span text:style-name="T5">Медицинская помощь, оказываемая гражданам бесплатно, финансируется за счёт средств республиканского бюджета Чувашской Республики и средств бюджета Территориального фонда обязательного медицинского страхования Чувашской Республики.</text:span></text:p>
      <text:p text:style-name="P2"><text:span text:style-name="T5"><text:s text:c="3"/>Для получения медицинской помощи бесплатно гражданином предъявляется полис обязательного медицинского страхования, за исключением случаев оказания экстренной медицинской помощи.</text:span></text:p>
      <text:p text:style-name="P2"><text:span text:style-name="T5"><text:s text:c="8"/>Подробная информация о порядке, объёме и условиях оказания медицинской помощи в соответствии с Программой государственных гарантий гражданам в Чувашской Республике размещена на сайте Территориального фонда обязательного медицинского страхования Чувашской Республике <text:s text:c="4"/>по адресу <text:s text:c="3"/></text:span><text:a xlink:type="simple" xlink:href="http://chuvtfoms.ru/" text:style-name="Internet_20_link" text:visited-style-name="Visited_20_Internet_20_Link"><text:span text:style-name="T7">http://chuvtfoms.ru</text:span></text:a></text:p>
      <text:p text:style-name="P2"><text:span text:style-name="T7"/></text:p>
      <text:p text:style-name="P3"><text:span text:style-name="T7"><text:s text:c="20"/></text:span></text:p>
      <text:p text:style-name="P3"><text:span text:style-name="T7"/></text:p>
      <text:p text:style-name="P3"><text:span text:style-name="T7"><text:s text:c="77"/></text:span><text:span text:style-name="T8">Информация подготовлена ООО «Волга- Дент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T Sans" svg:font-family="'PT Sans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2T11:48:48.852000000</meta:creation-date>
    <dc:date>2023-08-02T12:23:26.630000000</dc:date>
    <meta:editing-duration>PT36S</meta:editing-duration>
    <meta:editing-cycles>1</meta:editing-cycles>
    <meta:document-statistic meta:table-count="0" meta:image-count="0" meta:object-count="0" meta:page-count="1" meta:paragraph-count="10" meta:word-count="241" meta:character-count="2283" meta:non-whitespace-character-count="1895"/>
    <meta:generator>LibreOffice/7.1.3.2$Windows_X86_64 LibreOffice_project/47f78053abe362b9384784d31a6e56f8511eb1c1</meta:generator>
  </office:meta>
</office:document-meta>
</file>